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61b5" officeooo:paragraph-rsid="0018e1b7" style:font-size-asian="14pt" style:font-size-complex="14pt"/>
    </style:style>
    <style:style style:name="P2" style:family="paragraph" style:parent-style-name="Standard">
      <style:text-properties fo:font-size="14pt" officeooo:rsid="002d9d6e" officeooo:paragraph-rsid="002d9d6e" style:font-size-asian="14pt" style:font-size-complex="14pt"/>
    </style:style>
    <style:style style:name="T1" style:family="text">
      <style:text-properties officeooo:rsid="001076db"/>
    </style:style>
    <style:style style:name="T2" style:family="text">
      <style:text-properties officeooo:rsid="00111091"/>
    </style:style>
    <style:style style:name="T3" style:family="text">
      <style:text-properties officeooo:rsid="00176d4b"/>
    </style:style>
    <style:style style:name="T4" style:family="text">
      <style:text-properties officeooo:rsid="00179160"/>
    </style:style>
    <style:style style:name="T5" style:family="text">
      <style:text-properties officeooo:rsid="001bbb47"/>
    </style:style>
    <style:style style:name="T6" style:family="text">
      <style:text-properties officeooo:rsid="001d61d1"/>
    </style:style>
    <style:style style:name="T7" style:family="text">
      <style:text-properties officeooo:rsid="002eff97"/>
    </style:style>
    <style:style style:name="T8" style:family="text">
      <style:text-properties officeooo:rsid="0030024c"/>
    </style:style>
    <style:style style:name="T9" style:family="text">
      <style:text-properties officeooo:rsid="00301653"/>
    </style:style>
    <style:style style:name="T10" style:family="text">
      <style:text-properties officeooo:rsid="0033c4a6"/>
    </style:style>
    <style:style style:name="T11" style:family="text">
      <style:text-properties officeooo:rsid="0035707e"/>
    </style:style>
    <style:style style:name="T12" style:family="text">
      <style:text-properties officeooo:rsid="00374af8"/>
    </style:style>
    <style:style style:name="T13" style:family="text">
      <style:text-properties officeooo:rsid="0037c470"/>
    </style:style>
    <style:style style:name="T14" style:family="text">
      <style:text-properties officeooo:rsid="003909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lan is to go ahead with the <text:span text:style-name="T1">current </text:span><text:span text:style-name="T2">MCIL architecture. </text:span></text:p>
      <text:p text:style-name="P1"><text:span text:style-name="T3">Just change </text:span><text:span text:style-name="T4">the perceptual embedding with the CLIP embedding </text:span><text:span text:style-name="T5">and train </text:span><text:span text:style-name="T6">on AWS </text:span><text:span text:style-name="T8">as soon as it arrives.</text:span></text:p>
      <text:p text:style-name="P2">Chatgpt 4 is able to ground <text:span text:style-name="T7">the image and language very well. Tried giving the episode images, and gpt was able to explain what’s happening in the scene. </text:span><text:span text:style-name="T9">So planning to use gpt api to </text:span><text:span text:style-name="T10">ground the episode sequence </text:span><text:span text:style-name="T11">and </text:span><text:span text:style-name="T12">annot</text:span><text:span text:style-name="T13">ate </text:span><text:span text:style-name="T14">the unlabeled dat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0:17:06.712741073</meta:creation-date>
    <dc:date>2024-02-01T20:38:39.639607963</dc:date>
    <meta:editing-duration>PT21M21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73" meta:character-count="405" meta:non-whitespace-character-count="333"/>
  </office:meta>
</office:document-meta>
</file>